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27cb" officeooo:paragraph-rsid="000727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to see if we can store word docs and view them in a file viewer </text:p>
      <text:p text:style-name="P1"/>
      <text:p text:style-name="P1">I enjoy this type of stuff even though it takes me ages 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21:50:15.835266964</meta:creation-date>
    <dc:date>2016-05-09T21:51:17.923214451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2" meta:word-count="32" meta:character-count="137" meta:non-whitespace-character-count="105"/>
  </office:meta>
</office:document-meta>
</file>